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paragraph-rsid="000d5970" style:font-weight-asian="normal" style:font-weight-complex="normal"/>
    </style:style>
    <style:style style:name="P4" style:family="paragraph" style:parent-style-name="Standard">
      <style:text-properties fo:font-weight="normal" officeooo:paragraph-rsid="00101dd7" style:font-weight-asian="normal" style:font-weight-complex="normal"/>
    </style:style>
    <style:style style:name="P5" style:family="paragraph" style:parent-style-name="Standard">
      <style:text-properties fo:font-weight="normal" officeooo:rsid="000d5970" officeooo:paragraph-rsid="000d5970" style:font-weight-asian="normal" style:font-weight-complex="normal"/>
    </style:style>
    <style:style style:name="P6" style:family="paragraph" style:parent-style-name="Standard">
      <style:text-properties fo:font-weight="normal" officeooo:rsid="000e457f" officeooo:paragraph-rsid="000e457f" style:font-weight-asian="normal" style:font-weight-complex="normal"/>
    </style:style>
    <style:style style:name="P7" style:family="paragraph" style:parent-style-name="Standard">
      <style:text-properties fo:font-weight="normal" officeooo:rsid="00101dd7" officeooo:paragraph-rsid="00101dd7" style:font-weight-asian="normal" style:font-weight-complex="normal"/>
    </style:style>
    <style:style style:name="P8" style:family="paragraph" style:parent-style-name="Standard">
      <style:text-properties fo:font-weight="normal" officeooo:rsid="00138d19" officeooo:paragraph-rsid="00138d19" style:font-weight-asian="normal" style:font-weight-complex="normal"/>
    </style:style>
    <style:style style:name="T1" style:family="text">
      <style:text-properties officeooo:rsid="000d5970"/>
    </style:style>
    <style:style style:name="T2" style:family="text">
      <style:text-properties officeooo:rsid="000e457f"/>
    </style:style>
    <style:style style:name="T3" style:family="text">
      <style:text-properties officeooo:rsid="00101dd7"/>
    </style:style>
    <style:style style:name="T4" style:family="text">
      <style:text-properties officeooo:rsid="0011cc44"/>
    </style:style>
    <style:style style:name="T5" style:family="text">
      <style:text-properties officeooo:rsid="00138d19"/>
    </style:style>
    <style:style style:name="T6" style:family="text">
      <style:text-properties officeooo:rsid="00169b2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text:p>
      <text:p text:style-name="P5">Drachenjagd</text:p>
      <text:p text:style-name="P2"/>
      <text:p text:style-name="P1">Bedingung</text:p>
      <text:p text:style-name="P2">Einer der Spielercharaktere betritt d<text:span text:style-name="T1">as Gebiet bei der Drachentöterin.</text:span></text:p>
      <text:p text:style-name="P2"/>
      <text:p text:style-name="P1">Ablauf</text:p>
      <text:p text:style-name="P5">Ausblendung.</text:p>
      <text:p text:style-name="P6">Tageszeit 24:00 Uhr.</text:p>
      <text:p text:style-name="P5">Man sieht den Charakter aus der Sicht der Drachentöterin wie er in den Wald hineinlaufen möchte. Sie ruft ihm zu.</text:p>
      <text:p text:style-name="P5">Drachentöterin: „Warte Mensch!“</text:p>
      <text:p text:style-name="P5">Der Charakter stoppt und kommt auf sie zu.</text:p>
      <text:p text:style-name="P5">Charakter: „Was gibt es?“</text:p>
      <text:p text:style-name="P5">Drachentöterin: „Wer bist du?“</text:p>
      <text:p text:style-name="P5">Charakter: „Meine Gefährten und ich ...“</text:p>
      <text:p text:style-name="P5">Drachentöterin: „Willst du schlachten, töten, ins Verderben stürzen?“</text:p>
      <text:p text:style-name="P5">Charakter: „Was?“</text:p>
      <text:p text:style-name="P3"><text:span text:style-name="T1">Drachentöterin: „</text:span><text:span text:style-name="T2">Ich kam hierher, aus Tfjahn, dem Königreich der Hochelfen, um einen Drachen zu besiegen. Man sagte mir, in Mittilant, diesem Königreich, gäbe es davon noch wenige. Aber hier habe ich nur stinkende Feldarbeiter und untotes Vieh gefunden.“</text:span></text:p>
      <text:p text:style-name="P6">Drachentöterin: „In dem Wald dort hinten tummeln sich die Bestien dicht an dicht, aber keine Spur eines Drachen. Das beschäftigt mich schwer, denn ich habe seit Tagen kein Blut mehr gesehen.“</text:p>
      <text:p text:style-name="P6">Charakter: „Interessant.“</text:p>
      <text:p text:style-name="P6">Drachentöterin: „Ich muss schlachten, ich will alles vernichten, töten, dieses verfluchte Königreich!“</text:p>
      <text:p text:style-name="P7">Charakter: „Wieso gehst du nicht in den Wald und tust es? Von uns Menschen hindert dich sicher keiner daran.“</text:p>
      <text:p text:style-name="P4"><text:span text:style-name="T3">Drachentöterin: „</text:span><text:span text:style-name="T4">Ah! </text:span><text:span text:style-name="T5">Jede Heldin braucht einen Barden, der ihre Taten an die einfachen Sterblichen weitergibt, denen das Heldentum nicht vergönnt ist. Du, du und deine Gefährten, ihr müsst mich begleiten und der Welt von meinen Taten berichten!“</text:span></text:p>
      <text:p text:style-name="P8">Charakter: „Aber ansonsten ...“</text:p>
      <text:p text:style-name="P8">Drachentöterin: „Erweist mir diesen Gefallen, <text:span text:style-name="T6">so</text:span>dass ich ein letztes Mal Blut an meiner Klinge seh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mino Dauth</meta:initial-creator>
    <meta:creation-date>2009-03-08T15:55:07</meta:creation-date>
    <meta:generator>OpenOffice.org/3.2$Linux OpenOffice.org_project/320m19$Build-9505</meta:generator>
    <dc:date>2011-03-19T13:25:00</dc:date>
    <dc:creator>Tamino Dauth</dc:creator>
    <meta:editing-duration>PT01H05M50S</meta:editing-duration>
    <meta:editing-cycles>14</meta:editing-cycles>
    <meta:document-statistic meta:table-count="0" meta:image-count="0" meta:object-count="0" meta:page-count="1" meta:paragraph-count="23" meta:word-count="244" meta:character-count="1557"/>
  </office:meta>
</office:document-meta>
</file>